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text-properties style:font-name="Liberation Sans1" fo:font-size="24pt" officeooo:rsid="000af2b8" officeooo:paragraph-rsid="000af2b8" style:font-size-asian="24pt" style:font-size-complex="24pt"/>
    </style:style>
    <style:style style:name="P2" style:family="paragraph" style:parent-style-name="Standard">
      <style:text-properties style:font-name="Liberation Sans1" fo:font-size="16pt" officeooo:rsid="000af2b8" officeooo:paragraph-rsid="000af2b8" style:font-size-asian="16pt" style:font-size-complex="16pt"/>
    </style:style>
    <style:style style:name="P3" style:family="paragraph" style:parent-style-name="Standard">
      <style:text-properties style:font-name="Liberation Sans1" fo:font-size="12pt" officeooo:rsid="000af2b8" officeooo:paragraph-rsid="000af2b8" style:font-size-asian="10.5pt" style:font-size-complex="12pt"/>
    </style:style>
    <style:style style:name="P4" style:family="paragraph" style:parent-style-name="Standard">
      <style:text-properties style:font-name="Liberation Sans1" officeooo:rsid="000af2b8" officeooo:paragraph-rsid="000af2b8"/>
    </style:style>
    <style:style style:name="P5" style:family="paragraph" style:parent-style-name="Standard">
      <style:text-properties style:font-name="Liberation Sans1" fo:font-weight="normal" officeooo:rsid="000af2b8" officeooo:paragraph-rsid="000af2b8" style:font-weight-asian="normal" style:font-weight-complex="normal"/>
    </style:style>
    <style:style style:name="P6" style:family="paragraph" style:parent-style-name="Standard">
      <style:text-properties style:font-name="Liberation Sans1" fo:font-size="12pt" officeooo:rsid="000af2b8" officeooo:paragraph-rsid="000af2b8"/>
    </style:style>
    <style:style style:name="P7" style:family="paragraph" style:parent-style-name="Standard">
      <style:text-properties style:font-name="Liberation Sans1" fo:font-size="12pt" officeooo:rsid="000af2b8" officeooo:paragraph-rsid="000af2b8" style:font-size-asian="10.5pt" style:font-size-complex="12pt"/>
    </style:style>
    <style:style style:name="P8" style:family="paragraph" style:parent-style-name="Standard">
      <style:text-properties style:font-name="Liberation Sans1" officeooo:rsid="000af2b8" officeooo:paragraph-rsid="000af2b8"/>
    </style:style>
    <style:style style:name="P9" style:family="paragraph" style:parent-style-name="Standard">
      <style:text-properties style:font-name="Liberation Sans1" fo:font-size="16pt" officeooo:rsid="000af2b8" officeooo:paragraph-rsid="000af2b8" style:font-size-asian="16pt" style:font-size-complex="16pt"/>
    </style:style>
    <style:style style:name="P10" style:family="paragraph" style:parent-style-name="Standard">
      <style:text-properties style:font-name="sans-serif" fo:font-size="13.5pt" officeooo:rsid="000af2b8" officeooo:paragraph-rsid="000af2b8"/>
    </style:style>
    <style:style style:name="P11" style:family="paragraph" style:parent-style-name="Standard">
      <style:text-properties style:font-name="sans-serif" fo:font-size="12pt" officeooo:rsid="000af2b8" officeooo:paragraph-rsid="000af2b8"/>
    </style:style>
    <style:style style:name="P12" style:family="paragraph" style:parent-style-name="Standard">
      <style:text-properties officeooo:paragraph-rsid="000ec096"/>
    </style:style>
    <style:style style:name="P13" style:family="paragraph" style:parent-style-name="Standard">
      <style:text-properties officeooo:rsid="000ec096" officeooo:paragraph-rsid="000ec096"/>
    </style:style>
    <style:style style:name="T1" style:family="text">
      <style:text-properties style:font-name="sans-serif" fo:font-size="12pt"/>
    </style:style>
    <style:style style:name="T2" style:family="text">
      <style:text-properties style:font-name="sans-serif" fo:font-size="12pt" officeooo:rsid="000af2b8"/>
    </style:style>
    <style:style style:name="T3" style:family="text">
      <style:text-properties style:font-name="sans-serif" fo:font-size="12pt" officeooo:rsid="000ec096"/>
    </style:style>
    <style:style style:name="T4" style:family="text">
      <style:text-properties style:font-name="sans-serif" fo:font-size="13.5pt"/>
    </style:style>
    <style:style style:name="T5" style:family="text">
      <style:text-properties style:font-name="sans-serif" fo:font-size="13.5pt" officeooo:rsid="000ec0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tion 2</text:p>
      <text:p text:style-name="P2">2.1</text:p>
      <text:p text:style-name="P3"/>
      <text:p text:style-name="P3">Discuss how you managed your project in an agile way and how that matches concepts of high performing teamwork.<text:line-break/>Describe in a concise way the strategies and the tools used to overcome the difficulties. What was considered? What was attempted? Did the team agree, or was this an individual initiative?</text:p>
      <text:p text:style-name="P3"/>
      <text:p text:style-name="P3"/>
      <text:p text:style-name="P5">We effectively managed our project using agile practices we learned. We broke the project into smaller sprints, lasting about a week. At the end of each week, we met to discuss our progress. In our tutorial, we had stand-up sessions where team members shared updates, discussed challenges, and coordinated efforts. This approach promoted collaboration and ensured everyone was aware of the project's status. We prioritised open communication, allowing team members to voice concerns and foster a strong sense of teamwork. In general the team agreed that these practices where the way to go to get this project done. </text:p>
      <text:p text:style-name="P4"/>
      <text:p text:style-name="P2">2.2</text:p>
      <text:p text:style-name="P4"/>
      <text:p text:style-name="P6">What worked well, what did not work well, was the result of adopting these strategies worth the effort? </text:p>
      <text:p text:style-name="P6">What were the positive aspects and the limitations of the tools adopted?</text:p>
      <text:p text:style-name="P4"/>
      <text:p text:style-name="P4"/>
      <text:p text:style-name="P4">Overall the practices we implemented worked well in keeping the team moving forward, and keeping us all up to date on each other progress during the week. For example, our designated meeting times helped to prepare ourselves for the next weeks work and catching each other up on the work that was completed. One thing that did not work well was our use of GitHub issues, and the use of the project board as they were not maintained or updated throughout the project to keep track of what was going on. This led to them not being very helpful after the initial user stories were added. I believe that our implementation of standup meetings and weekly meetings were worth the effort and very effective. </text:p>
      <text:p text:style-name="P4"/>
      <text:p text:style-name="P10">2.3 Lessons learned from the experience.</text:p>
      <text:p text:style-name="P4"><text:line-break/><text:span text:style-name="T1">Challenges may be always addressed in a different way or avoided altogether. What would you do different next time?</text:span></text:p>
      <text:p text:style-name="P11">What else could you have tried, or will you try next time?</text:p>
      <text:p text:style-name="P4"/>
      <text:p text:style-name="P11">The challenge of the GitHub main branch breakdown proved to be a a helpful learning experience for the team as they grew an understanding of how git and GitHub work and how to fix major breaks in git. Additionally, this showed how powerful git is in being able to fix errors and displaying that it is hard to permanently break this git structure, leading to the team becoming more comfortable utilising git for our project. While this experience was good for learning, it could have been prevented altogether with a better set up of integration testing. In hindsight we probably should have ensured that all team members had a solid grasp on git and show to use it to avoid branch breaking. </text:p>
      <text:p text:style-name="P4"/>
      <text:p text:style-name="P4"><text:soft-page-break/></text:p>
      <text:p text:style-name="P4"><text:span text:style-name="T4">2.4 Discussion of the qualities that contributed to the team's success.</text:span></text:p>
      <text:p text:style-name="P11"><text:line-break/>Now, looking back at the team description given in 1.1, and considering the experience and learning journey during the semester overall, please discuss what qualities and strategies contributed to the team’s success. Note that all teams will have encountered difficulties, and in some cases we may feel like we were not so successful after all, but this paragraph is about finding what worked well in the end. In other words, if you could start over and apply one key teamwork strategy from the very beginning, what would it be?</text:p>
      <text:p text:style-name="P4"/>
      <text:p text:style-name="P12"><text:span text:style-name="T2">I feel that parts that helped the most in our </text:span><text:span text:style-name="T3">team</text:span><text:span text:style-name="T2"> was </text:span><text:span text:style-name="T3">our</text:span><text:span text:style-name="T2"> combined knowledge of </text:span><text:span text:style-name="T3">different programming paradigm, and experience using various supporting software, like git, InteliJ and GitHub. The learning of Java was still not a simple thing to accomplish in the short time but due to our experience it made it easier. This came in very handy when during the start of the project while we where all trying to merge to the master branch peoples branches had merge conflicts, and we ended up with master broken and unable to build while also having the git history be a mess. Luckily having worked as a software developer for over 2 year and used git every day I was able to fix the all the issues people where having. By stepping back the history and working with each team member and showing them how to rebase, fix rebase conflicts, do pull request code reviews, and merge into master, we where able to get fix the issue while also learning how to manage a git repo as a group. If we could have done something from the start it would have been to learn git as this would have made collaborative coding a lot easier.</text:span></text:p>
      <text:p text:style-name="P12"><text:span text:style-name="T3"/></text:p>
      <text:p text:style-name="P12"><text:span text:style-name="T5">2.5 Reflection on the role played by you as a team member.</text:span></text:p>
      <text:p text:style-name="P12"><text:span text:style-name="T3"><text:line-break/>A team is made of individuals, and different people will bring different perspectives, and even tell the same story in different ways. What were your unique contributions to the team, and how did it work out? You can reflect on you personal skills and background, how you balanced your other commitments, how you tried to give your perspective or put forward your vision for the project, or anything else that you think is relevant.</text:span></text:p>
      <text:p text:style-name="P12"><text:span text:style-name="T3"/></text:p>
      <text:p text:style-name="P12"><text:span text:style-name="T3">I feel I gave to the group in a more technical way with my knowledge and experience as a member of a software development team. My knowledge came in handy when issues arose with git and GitHub as I knew these thoroughly due to my job. While it was very beneficial to be a software Developer it was also very hard to work a full time software development job and have time to do full time uni, nor the motivation to write even more code once the work day was over. This meant I felt I lacked in committing fresh code to the project but made sure to resolve all the issues the arrose on a technical level. I feel this balanced the team quite well as I am not good at UI and UX however people where very good at this but had no experience with the tools we where using. </text:span></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oft-page-break/><text:span text:style-name="T5">2.6 Reflection on how the team's characteristics could be applied to future projects.</text:span></text:p>
      <text:p text:style-name="P12"><text:span text:style-name="T3"><text:line-break/>Discuss which of (or how) the team’s qualities described above are (or are not) relevant to possible future projects, both university projects and future professional projects. What did you learn about teamwork that can become an asset in your bag of professional tools?</text:span></text:p>
      <text:p text:style-name="P12"><text:span text:style-name="T3"/></text:p>
      <text:p text:style-name="P13"><text:span text:style-name="T1">Our team members ended up having a lot in common and this lead to a well bonded group that got along well with each other. I think as a group we learned a lot about working with different kinds of people with wildly different strengths and weaknesses. From this project my team worked very well together, and started purposing feature projects we could work on outside of uni together. For me working with this team I learned that I enjoy guiding people and helping people not just the programmin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AU"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9T16:58:44.848059498</meta:creation-date>
    <dc:date>2023-06-09T23:35:07.327692293</dc:date>
    <meta:editing-duration>PT5H1M47S</meta:editing-duration>
    <meta:editing-cycles>2</meta:editing-cycles>
    <meta:generator>LibreOffice/7.4.7.2$Linux_X86_64 LibreOffice_project/40$Build-2</meta:generator>
    <meta:document-statistic meta:table-count="0" meta:image-count="0" meta:object-count="0" meta:page-count="3" meta:paragraph-count="21" meta:word-count="1154" meta:character-count="6542" meta:non-whitespace-character-count="5400"/>
  </office:meta>
</office:document-meta>
</file>